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rebuchet MS" svg:font-family="'Trebuchet MS'"/>
    <style:font-face style:name="Verdana" svg:font-family="Verdana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0065d0" officeooo:paragraph-rsid="000065d0" style:text-blinking="false" fo:background-color="transparent"/>
    </style:style>
    <style:style style:name="P3" style:family="paragraph" style:parent-style-name="Text_20_body" style:list-style-name="L1">
      <style:paragraph-properties fo:margin-top="0cm" fo:margin-bottom="0cm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2">
      <style:paragraph-properties fo:margin-top="0cm" fo:margin-bottom="0cm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3">
      <style:paragraph-properties fo:margin-top="0cm" fo:margin-bottom="0cm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4">
      <style:paragraph-properties fo:margin-top="0cm" fo:margin-bottom="0cm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5">
      <style:paragraph-properties fo:margin-top="0cm" fo:margin-bottom="0cm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6">
      <style:paragraph-properties fo:margin-top="0cm" fo:margin-bottom="0cm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7">
      <style:paragraph-properties fo:margin-top="0cm" fo:margin-bottom="0cm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8">
      <style:paragraph-properties fo:margin-top="0cm" fo:margin-bottom="0cm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9">
      <style:paragraph-properties fo:margin-top="0cm" fo:margin-bottom="0cm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0">
      <style:paragraph-properties fo:margin-top="0cm" fo:margin-bottom="0cm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11">
      <style:paragraph-properties fo:margin-top="0cm" fo:margin-bottom="0cm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12">
      <style:paragraph-properties fo:margin-top="0cm" fo:margin-bottom="0cm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3">
      <style:paragraph-properties fo:margin-top="0cm" fo:margin-bottom="0cm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4">
      <style:paragraph-properties fo:margin-top="0cm" fo:margin-bottom="0cm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5">
      <style:paragraph-properties fo:margin-top="0cm" fo:margin-bottom="0cm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6">
      <style:paragraph-properties fo:margin-top="0cm" fo:margin-bottom="0cm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7">
      <style:paragraph-properties fo:margin-top="0cm" fo:margin-bottom="0cm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18">
      <style:paragraph-properties fo:margin-top="0cm" fo:margin-bottom="0cm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3">
      <style:paragraph-properties fo:margin-top="0cm" fo:margin-bottom="0cm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/>
    </style:style>
    <style:style style:name="P22" style:family="paragraph" style:parent-style-name="Text_20_body" style:list-style-name="L1">
      <style:paragraph-properties fo:margin-top="0cm" fo:margin-bottom="0cm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3" style:family="paragraph" style:parent-style-name="Text_20_body" style:list-style-name="L11">
      <style:paragraph-properties fo:margin-top="0cm" fo:margin-bottom="0cm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4" style:family="paragraph" style:parent-style-name="Text_20_body" style:list-style-name="L2">
      <style:paragraph-properties fo:margin-top="0cm" fo:margin-bottom="0cm" style:contextual-spacing="false" fo:line-height="114%" fo:background-color="#a2c4c9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#a2c4c9"/>
    </style:style>
    <style:style style:name="P25" style:family="paragraph" style:parent-style-name="Text_20_body" style:list-style-name="L3">
      <style:paragraph-properties fo:margin-top="0cm" fo:margin-bottom="0cm" style:contextual-spacing="false" fo:line-height="114%" fo:background-color="#a2c4c9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#a2c4c9"/>
    </style:style>
    <style:style style:name="P26" style:family="paragraph" style:parent-style-name="Text_20_body" style:list-style-name="L3">
      <style:paragraph-properties fo:margin-top="0cm" fo:margin-bottom="0cm" style:contextual-spacing="false" fo:line-height="150%" fo:background-color="#ffffff" style:writing-mode="lr-tb">
        <style:background-image/>
      </style:paragraph-properties>
      <style:text-properties fo:font-variant="normal" fo:text-transform="none" fo:color="#222222" style:text-line-through-style="none" style:text-line-through-type="none" style:font-name="Arial" fo:font-size="11.25pt" fo:font-style="normal" style:text-underline-style="none" fo:font-weight="normal" style:text-blinking="false"/>
    </style:style>
    <style:style style:name="P27" style:family="paragraph" style:parent-style-name="Text_20_body">
      <style:paragraph-properties fo:margin-top="0cm" fo:margin-bottom="0cm" style:contextual-spacing="false" fo:line-height="114%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style:contextual-spacing="false" fo:line-height="114%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#f9cb9c"/>
    </style:style>
    <style:style style:name="P29" style:family="paragraph" style:parent-style-name="Text_20_body">
      <style:paragraph-properties fo:margin-top="0cm" fo:margin-bottom="0cm" style:contextual-spacing="false" fo:line-height="114%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style:text-blinking="false" fo:background-color="transparent"/>
    </style:style>
    <style:style style:name="P30" style:family="paragraph" style:parent-style-name="Text_20_body">
      <style:paragraph-properties fo:margin-top="0cm" fo:margin-bottom="0cm" style:contextual-spacing="false" fo:line-height="114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1" style:family="paragraph" style:parent-style-name="Text_20_body">
      <style:paragraph-properties fo:margin-top="0cm" fo:margin-bottom="0cm" style:contextual-spacing="false" fo:line-height="114%" style:writing-mode="lr-tb"/>
    </style:style>
    <style:style style:name="P32" style:family="paragraph" style:parent-style-name="Text_20_body">
      <style:paragraph-properties fo:margin-left="1.27cm" fo:margin-right="0cm" fo:margin-top="0cm" fo:margin-bottom="0cm" style:contextual-spacing="false" fo:line-height="114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left="1.27cm" fo:margin-right="0cm" fo:margin-top="0cm" fo:margin-bottom="0cm" style:contextual-spacing="false" fo:line-height="114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4" style:family="paragraph" style:parent-style-name="Text_20_body">
      <style:paragraph-properties fo:margin-left="2.54cm" fo:margin-right="0cm" fo:margin-top="0cm" fo:margin-bottom="0cm" style:contextual-spacing="false" fo:line-height="114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a2c4c9"/>
    </style:style>
    <style:style style:name="P35" style:family="paragraph" style:parent-style-name="Text_20_body">
      <style:paragraph-properties fo:margin-left="2.54cm" fo:margin-right="0cm" fo:margin-top="0cm" fo:margin-bottom="0cm" style:contextual-spacing="false" fo:line-height="114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6" style:family="paragraph" style:parent-style-name="Text_20_body">
      <style:paragraph-properties fo:margin-left="2.54cm" fo:margin-right="0cm" fo:margin-top="0cm" fo:margin-bottom="0cm" style:contextual-spacing="false" fo:line-height="114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37" style:family="paragraph" style:parent-style-name="Preformatted_20_Text">
      <style:text-properties officeooo:rsid="000065d0" officeooo:paragraph-rsid="000065d0"/>
    </style:style>
    <style:style style:name="P38" style:family="paragraph" style:parent-style-name="Heading_20_1">
      <style:paragraph-properties fo:margin-top="0.353cm" fo:margin-bottom="0cm" style:contextual-spacing="false" fo:line-height="114%" style:writing-mode="lr-tb"/>
      <style:text-properties fo:font-variant="normal" fo:text-transform="none" fo:color="#000000" style:text-line-through-style="none" style:text-line-through-type="none" style:font-name="Trebuchet MS" fo:font-size="15.75pt" fo:font-style="normal" style:text-underline-style="none" fo:font-weight="normal" style:text-blinking="false" fo:background-color="transparent"/>
    </style:style>
    <style:style style:name="P39" style:family="paragraph" style:parent-style-name="Heading_20_2">
      <style:paragraph-properties fo:margin-top="0.353cm" fo:margin-bottom="0cm" style:contextual-spacing="false" fo:line-height="114%" style:writing-mode="lr-tb"/>
      <style:text-properties fo:font-variant="normal" fo:text-transform="none" fo:color="#000000" style:text-line-through-style="none" style:text-line-through-type="none" style:font-name="Trebuchet MS" fo:font-size="12.75pt" fo:font-style="normal" style:text-underline-style="none" fo:font-weight="bold" style:text-blinking="false" fo:background-color="transparent"/>
    </style:style>
    <style:style style:name="T1" style:family="text">
      <style:text-properties fo:font-weight="normal"/>
    </style:style>
    <style:style style:name="T2" style:family="text">
      <style:text-properties style:font-name="Arial" fo:font-size="11.25pt" fo:font-style="normal" fo:font-weight="normal"/>
    </style:style>
    <style:style style:name="T3" style:family="text">
      <style:text-properties fo:color="#222222" fo:background-color="#ffffff" loext:char-shading-value="0"/>
    </style:style>
    <style:style style:name="T4" style:family="text">
      <style:text-properties fo:color="#222222" fo:font-weight="bold" fo:background-color="#ffffff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1155cc" style:text-line-through-style="none" style:text-line-through-type="none" style:font-name="Arial" fo:font-size="11.25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8" style:family="text">
      <style:text-properties fo:color="#000088" style:font-name="Verdana" fo:font-size="9.75pt" fo:background-color="#fafafa" loext:char-shading-value="0"/>
    </style:style>
    <style:style style:name="T9" style:family="text">
      <style:text-properties fo:color="#000000" fo:background-color="#fafafa" loext:char-shading-value="0"/>
    </style:style>
    <style:style style:name="T10" style:family="text">
      <style:text-properties fo:color="#000000" style:font-name="Verdana" fo:font-size="9.75pt" fo:background-color="#fafafa" loext:char-shading-value="0"/>
    </style:style>
    <style:style style:name="T11" style:family="text">
      <style:text-properties fo:color="#666600" style:font-name="Verdana" fo:font-size="9.75pt" fo:background-color="#fafafa" loext:char-shading-value="0"/>
    </style:style>
    <style:style style:name="T12" style:family="text">
      <style:text-properties fo:color="#006666" style:font-name="Verdana" fo:font-size="9.75pt" fo:background-color="#fafafa" loext:char-shading-value="0"/>
    </style:style>
    <style:style style:name="T13" style:family="text">
      <style:text-properties fo:background-color="transparent" loext:char-shading-value="0"/>
    </style:style>
    <style:style style:name="T14" style:family="text">
      <style:text-properties style:text-underline-style="solid" style:text-underline-width="auto" style:text-underline-color="font-color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pyquick</text:p>
      <text:p text:style-name="P37">=======</text:p>
      <text:p text:style-name="P37"/>
      <text:p text:style-name="P37">Exercise programs of Googles python tutorial</text:p>
      <text:p text:style-name="P37"/>
      <text:p text:style-name="P37">Notes</text:p>
      <text:p text:style-name="P2"><text:bookmark text:name="docs-internal-guid-fae982bd-b74a-f38a-5e4f-8d5748c942f1"/>sys.argv[0] ---- program name itself </text:p>
      <text:list xml:id="list1010574707307823536" text:style-name="L1">
        <text:list-item>
          <text:p text:style-name="P3">arguments and variables similar no types </text:p>
          <text:list>
            <text:list-item>
              <text:p text:style-name="P3">def Hello(name):</text:p>
            </text:list-item>
            <text:list-item>
              <text:p text:style-name="P3">a = ‘hello’</text:p>
            </text:list-item>
          </text:list>
        </text:list-item>
        <text:list-item>
          <text:p text:style-name="P3">print seperate by , then space is includes automatically</text:p>
          <text:list>
            <text:list-item>
              <text:p text:style-name="P3">print 'Hello',name,a   ===&gt; Hello rohan!!! 10</text:p>
            </text:list-item>
            <text:list-item>
              <text:p text:style-name="P3">print'Hello'+name+str(a) ⇒ Hellorohan!!!10</text:p>
            </text:list-item>
          </text:list>
        </text:list-item>
        <text:list-item>
          <text:p text:style-name="P3">string not empty, num is not 0 -- &gt; true</text:p>
        </text:list-item>
        <text:list-item>
          <text:p text:style-name="P3">How python works</text:p>
          <text:list>
            <text:list-item>
              <text:p text:style-name="P3">does everything at last possible second</text:p>
            </text:list-item>
            <text:list-item>
              <text:p text:style-name="P3">in the moment it checks at every line </text:p>
            </text:list-item>
          </text:list>
        </text:list-item>
        <text:list-item>
          <text:p text:style-name="P3">strings are immutable (returns new string)</text:p>
          <text:list>
            <text:list-item>
              <text:p text:style-name="P3">a.find() - returns first occurance</text:p>
            </text:list-item>
            <text:list-item>
              <text:p text:style-name="P3">a.lower() </text:p>
            </text:list-item>
          </text:list>
        </text:list-item>
        <text:list-item>
          <text:p text:style-name="P3">place holder %</text:p>
          <text:list>
            <text:list-item>
              <text:p text:style-name="P22">‘<text:span text:style-name="T2">Hi %s I have %d donuts’ %  (‘Alice’,29)</text:span></text:p>
            </text:list-item>
          </text:list>
        </text:list-item>
        <text:list-item>
          <text:p text:style-name="P3">These are not python strings and not unicode strings these are just series of bytes.</text:p>
        </text:list-item>
        <text:list-item>
          <text:p text:style-name="P3">Strings slice </text:p>
        </text:list-item>
      </text:list>
      <text:p text:style-name="P32">&gt;&gt;&gt; a = 'Hello'</text:p>
      <text:p text:style-name="P32">&gt;&gt;&gt; a</text:p>
      <text:p text:style-name="P32">'Hello'</text:p>
      <text:p text:style-name="P32">&gt;&gt;&gt; a[1:3]</text:p>
      <text:p text:style-name="P32">'el'</text:p>
      <text:p text:style-name="P32">&gt;&gt;&gt; a[1:2]</text:p>
      <text:p text:style-name="P32">'e'</text:p>
      <text:p text:style-name="P32">&gt;&gt;&gt; a[1:5]</text:p>
      <text:p text:style-name="P32">'ello'</text:p>
      <text:p text:style-name="P32">&gt;&gt;&gt; a[1:]</text:p>
      <text:p text:style-name="P32">'ello'</text:p>
      <text:p text:style-name="P32">&gt;&gt;&gt; a[:5]</text:p>
      <text:p text:style-name="P32">'Hello'</text:p>
      <text:p text:style-name="P32">&gt;&gt;&gt; a[:]</text:p>
      <text:p text:style-name="P32">'Hello'</text:p>
      <text:p text:style-name="P32">Negatives</text:p>
      <text:p text:style-name="Text_20_body"/>
      <text:h text:style-name="P38" text:outline-level="1">Lists</text:h>
      <text:list xml:id="list4942451979866332538" text:style-name="L2">
        <text:list-item>
          <text:p text:style-name="P4">Same syntax across all </text:p>
          <text:list>
            <text:list-item>
              <text:p text:style-name="P4">a = [1,2,3,’a’]</text:p>
            </text:list-item>
            <text:list-item>
              <text:p text:style-name="P4">len(a)</text:p>
            </text:list-item>
            <text:list-item>
              <text:p text:style-name="P4">b = a (does not create a copy both point to same)</text:p>
            </text:list-item>
          </text:list>
        </text:list-item>
        <text:list-item>
          <text:p text:style-name="P4"><text:soft-page-break/>lists are mutable</text:p>
        </text:list-item>
        <text:list-item>
          <text:p text:style-name="P4">python has garbage collector {need to make copies is not much}</text:p>
        </text:list-item>
        <text:list-item>
          <text:p text:style-name="P4">a ==b does the same returns true</text:p>
        </text:list-item>
        <text:list-item>
          <text:p text:style-name="P4">slices works fine with lists as well</text:p>
        </text:list-item>
        <text:list-item>
          <text:p text:style-name="P24">There is built in for each</text:p>
          <text:list>
            <text:list-item>
              <text:p text:style-name="P24">for var in list:</text:p>
            </text:list-item>
          </text:list>
        </text:list-item>
      </text:list>
      <text:p text:style-name="P34">   <text:span text:style-name="T2">print var</text:span></text:p>
      <text:list xml:id="list8237288975461250394" text:style-name="L3">
        <text:list-item>
          <text:p text:style-name="P25">Check if value in a list {works for lot of DS - in hash table does }</text:p>
          <text:list>
            <text:list-item>
              <text:p text:style-name="P25">value in list</text:p>
            </text:list-item>
          </text:list>
        </text:list-item>
        <text:list-item>
          <text:p text:style-name="P5">Built in for lists</text:p>
          <text:list>
            <text:list-item>
              <text:p text:style-name="P5">append - does not return new list returns None</text:p>
            </text:list-item>
            <text:list-item>
              <text:p text:style-name="P5">a = [1,2,3]</text:p>
            </text:list-item>
            <text:list-item>
              <text:p text:style-name="P5">a.append(4)</text:p>
            </text:list-item>
            <text:list-item>
              <text:p text:style-name="P5">a = a.append(4) # error NO NO</text:p>
            </text:list-item>
            <text:list-item>
              <text:p text:style-name="P5">a.pop(0) pops of element and returns it</text:p>
            </text:list-item>
            <text:list-item>
              <text:p text:style-name="P5">delete a from local scope</text:p>
              <text:list>
                <text:list-item>
                  <text:p text:style-name="P5">del a {complete list}</text:p>
                </text:list-item>
                <text:list-item>
                  <text:p text:style-name="P5">del a[1]   {delete a element}</text:p>
                </text:list-item>
              </text:list>
            </text:list-item>
          </text:list>
        </text:list-item>
        <text:list-item>
          <text:p text:style-name="P21"><text:span text:style-name="T3">The </text:span><text:span text:style-name="T4">range(n)</text:span><text:span text:style-name="T3"> function yields the numbers 0, 1, ... </text:span></text:p>
          <text:list>
            <text:list-item>
              <text:p text:style-name="P26"><text:span text:style-name="T8">for</text:span><text:span text:style-name="T9"> </text:span><text:span text:style-name="T10">i </text:span><text:span text:style-name="T8">in</text:span><text:span text:style-name="T9"> </text:span><text:span text:style-name="T10">range</text:span><text:span text:style-name="T11">(</text:span><text:span text:style-name="T12">100</text:span><text:span text:style-name="T11">)</text:span><text:span text:style-name="T9">    </text:span><text:span text:style-name="T8">print</text:span><text:span text:style-name="T9"> </text:span><text:span text:style-name="T10">i</text:span></text:p>
            </text:list-item>
          </text:list>
        </text:list-item>
        <text:list-item>
          <text:p text:style-name="P21"><text:span text:style-name="T14">sorting of lists</text:span><text:span text:style-name="T13"> - don't use .sort()</text:span></text:p>
          <text:list>
            <text:list-item>
              <text:p text:style-name="P5">sorted - makes a new list and sorts.</text:p>
            </text:list-item>
            <text:list-item>
              <text:p text:style-name="P5">comparison depends on the type of elements compared.{strings,ints,char}</text:p>
            </text:list-item>
          </text:list>
        </text:list-item>
        <text:list-item>
          <text:p text:style-name="P5">custom sorting</text:p>
          <text:list>
            <text:list-item>
              <text:p text:style-name="P5">old way 2 argument comparator method. python has new way</text:p>
            </text:list-item>
            <text:list-item>
              <text:p text:style-name="P5">sort by length</text:p>
            </text:list-item>
          </text:list>
        </text:list-item>
      </text:list>
      <text:p text:style-name="P32">&gt;&gt;&gt; sorted(a,key=len)</text:p>
      <text:p text:style-name="P32">['d', 'a', 'dc', 'aa', 'ccc']</text:p>
      <text:p text:style-name="P32">&gt;&gt;&gt; def last(s): return s[-1]</text:p>
      <text:p text:style-name="P32">... </text:p>
      <text:p text:style-name="P32">&gt;&gt;&gt; sorted(a,key=last)</text:p>
      <text:p text:style-name="P32">['a', 'aa', 'ccc', 'dc', 'd']</text:p>
      <text:list xml:id="list1215864048124098883" text:style-name="L4">
        <text:list-item>
          <text:p text:style-name="P6">split, join</text:p>
        </text:list-item>
      </text:list>
      <text:p text:style-name="P32">&gt;&gt;&gt; ':'.join(a)</text:p>
      <text:p text:style-name="P32">'z:d:dc:a:aa'</text:p>
      <text:p text:style-name="P32">&gt;&gt;&gt; '\n'.join(a)</text:p>
      <text:p text:style-name="P32">'z\nd\ndc\na\naa'</text:p>
      <text:p text:style-name="P32">&gt;&gt;&gt; ':'.join(a)</text:p>
      <text:p text:style-name="P32">'z:d:dc:a:aa'</text:p>
      <text:p text:style-name="P32">&gt;&gt;&gt; b = ':'.join(a)</text:p>
      <text:p text:style-name="P32">&gt;&gt;&gt; b.split(':')</text:p>
      <text:p text:style-name="P32">['z', 'd', 'dc', 'a', 'aa']</text:p>
      <text:list xml:id="list7326618781722262270" text:style-name="L5">
        <text:list-item>
          <text:p text:style-name="P7">Don’t modify list while iterating a list (even java has same constraint)</text:p>
        </text:list-item>
      </text:list>
      <text:p text:style-name="Text_20_body"/>
      <text:h text:style-name="P38" text:outline-level="1"><text:soft-page-break/>Tuple</text:h>
      <text:list xml:id="list129951840681173268" text:style-name="L6">
        <text:list-item>
          <text:p text:style-name="P8">Fixed size </text:p>
        </text:list-item>
        <text:list-item>
          <text:p text:style-name="P8">immutable</text:p>
        </text:list-item>
        <text:list-item>
          <text:p text:style-name="P8">(1,2,3)</text:p>
        </text:list-item>
        <text:list-item>
          <text:p text:style-name="P8">(x,y,z) coordinates; (url,score) {taking fixed number of strings and pass together)</text:p>
        </text:list-item>
      </text:list>
      <text:p text:style-name="P36">&gt;&gt;&gt; a = (1,3,3)</text:p>
      <text:p text:style-name="P36">&gt;&gt;&gt; a</text:p>
      <text:p text:style-name="P36">(1, 3, 3)</text:p>
      <text:p text:style-name="P36">&gt;&gt;&gt; len(a)</text:p>
      <text:p text:style-name="P36">3</text:p>
      <text:p text:style-name="P36">&gt;&gt;&gt; a[0]</text:p>
      <text:p text:style-name="P36">1</text:p>
      <text:p text:style-name="P36">&gt;&gt;&gt; a[0]=2</text:p>
      <text:p text:style-name="P36">Traceback (most recent call last):</text:p>
      <text:p text:style-name="P35"> <text:span text:style-name="T2">File "&lt;stdin&gt;", line 1, in &lt;module&gt;</text:span></text:p>
      <text:p text:style-name="P36">TypeError: 'tuple' object does not support item assignment</text:p>
      <text:list xml:id="list6023137037623188299" text:style-name="L7">
        <text:list-item>
          <text:p text:style-name="P9">Sort by one thing and then sort by other </text:p>
          <text:list>
            <text:list-item>
              <text:p text:style-name="P9">Write key function that returns a tuple</text:p>
            </text:list-item>
          </text:list>
        </text:list-item>
      </text:list>
      <text:p text:style-name="P32">&gt;&gt;&gt; a = [(1,"b"),(2,"a"),(1,"a")]</text:p>
      <text:p text:style-name="P36">&gt;&gt;&gt; a</text:p>
      <text:p text:style-name="P36">[(1, 'b'), (2, 'a'), (1, 'a')]</text:p>
      <text:p text:style-name="P36">&gt;&gt;&gt; sorted(a)</text:p>
      <text:p text:style-name="P36">[(1, 'a'), (1, 'b'), (2, 'a')]</text:p>
      <text:list xml:id="list3430682579672636852" text:style-name="L8">
        <text:list-item>
          <text:p text:style-name="P10">Parallel assignment </text:p>
        </text:list-item>
      </text:list>
      <text:p text:style-name="P32">&gt;&gt;&gt; (x,y) = (1,2)</text:p>
      <text:p text:style-name="Text_20_body"/>
      <text:p text:style-name="P27">HashTable , /Dictionary</text:p>
      <text:list xml:id="list6454697473304903888" text:style-name="L9">
        <text:list-item>
          <text:p text:style-name="P11">{}</text:p>
        </text:list-item>
        <text:list-item>
          <text:p text:style-name="P11">key,value bindings</text:p>
        </text:list-item>
        <text:list-item>
          <text:p text:style-name="P11">constant time retrieval </text:p>
        </text:list-item>
      </text:list>
      <text:p text:style-name="P27">&gt;&gt;&gt; d ={}</text:p>
      <text:p text:style-name="P32">&gt;&gt;&gt; d['a'] = 'alpha'</text:p>
      <text:p text:style-name="P32">&gt;&gt;&gt; d['a']</text:p>
      <text:p text:style-name="P32">'alpha'</text:p>
      <text:p text:style-name="P32">&gt;&gt;&gt; d['B']</text:p>
      <text:p text:style-name="P32">Traceback (most recent call last):</text:p>
      <text:p text:style-name="P33"> <text:span text:style-name="T2">File "&lt;stdin&gt;", line 1, in &lt;module&gt;</text:span></text:p>
      <text:p text:style-name="P32">KeyError: 'B'</text:p>
      <text:p text:style-name="Text_20_body"/>
      <text:list xml:id="list2694907510628459880" text:style-name="L10">
        <text:list-item>
          <text:p text:style-name="P12">d.get()</text:p>
        </text:list-item>
      </text:list>
      <text:p text:style-name="P27">&gt;&gt;&gt; d.get('a')</text:p>
      <text:p text:style-name="P32">'alpha'</text:p>
      <text:p text:style-name="P32">&gt;&gt;&gt; d.get('f')</text:p>
      <text:list xml:id="list8189861510146311693" text:style-name="L11">
        <text:list-item>
          <text:p text:style-name="P13">how to find if something is in dict</text:p>
          <text:list>
            <text:list-item>
              <text:p text:style-name="P23">‘<text:span text:style-name="T2">a’ in d</text:span></text:p>
            </text:list-item>
            <text:list-item>
              <text:p text:style-name="P13">True</text:p>
            </text:list-item>
          </text:list>
        </text:list-item>
        <text:list-item>
          <text:p text:style-name="P13"><text:soft-page-break/>.keys()</text:p>
        </text:list-item>
      </text:list>
      <text:p text:style-name="Text_20_body"/>
      <text:p text:style-name="P27">&gt;&gt;&gt; d.keys()</text:p>
      <text:p text:style-name="P32">['a']</text:p>
      <text:p text:style-name="P32">&gt;&gt;&gt; d['b'] = 'beta'</text:p>
      <text:p text:style-name="P32">&gt;&gt;&gt; d.keys()</text:p>
      <text:p text:style-name="P32">['a', 'b']</text:p>
      <text:list xml:id="list2257424791022431547" text:style-name="L12">
        <text:list-item>
          <text:p text:style-name="P14">values()</text:p>
        </text:list-item>
      </text:list>
      <text:p text:style-name="P32">&gt;&gt;&gt; d.values()</text:p>
      <text:p text:style-name="P32">['alpha', 'beta']</text:p>
      <text:p text:style-name="Text_20_body"/>
      <text:list xml:id="list8982845457203586612" text:style-name="L13">
        <text:list-item>
          <text:p text:style-name="P15">looping</text:p>
        </text:list-item>
      </text:list>
      <text:p text:style-name="P27">&gt;&gt;&gt; for k in sorted(d.keys()): print 'key:',k,'-&gt;',d[k]</text:p>
      <text:p text:style-name="P32">... </text:p>
      <text:p text:style-name="P32">key: a -&gt; alpha</text:p>
      <text:p text:style-name="P32">key: b -&gt; beta</text:p>
      <text:list xml:id="list2130145115015774503" text:style-name="L14">
        <text:list-item>
          <text:p text:style-name="P16">d.items()</text:p>
        </text:list-item>
      </text:list>
      <text:p text:style-name="P27">&gt;&gt;&gt; d.items()</text:p>
      <text:p text:style-name="P32">[('a', 'alpha'), ('b', 'beta')]</text:p>
      <text:p text:style-name="P32">&gt;&gt;&gt; for tuple in d.items(): print tuple</text:p>
      <text:p text:style-name="P32">... </text:p>
      <text:p text:style-name="P32">('a', 'alpha')</text:p>
      <text:p text:style-name="P32">('b', 'beta')</text:p>
      <text:p text:style-name="Text_20_body"/>
      <text:h text:style-name="P38" text:outline-level="1">Files</text:h>
      <text:p text:style-name="P27">creating cat python</text:p>
      <text:p text:style-name="P27">f = open(filename,’r’)</text:p>
      <text:list xml:id="list4467723549493504876" text:style-name="L15">
        <text:list-item>
          <text:p text:style-name="P17">diff modes</text:p>
        </text:list-item>
        <text:list-item>
          <text:p text:style-name="P17">text = f.read()</text:p>
        </text:list-item>
        <text:list-item>
          <text:p text:style-name="P17">lines = f.readlines()</text:p>
        </text:list-item>
      </text:list>
      <text:p text:style-name="P27">f.open(fname,”w”)</text:p>
      <text:p text:style-name="P27">f.write(text)   {be careful we can zero out file}</text:p>
      <text:p text:style-name="Text_20_body"/>
      <text:p text:style-name="P27">Regular Expression</text:p>
      <text:list xml:id="list9187351800638675894" text:style-name="L16">
        <text:list-item>
          <text:p text:style-name="P18">import re</text:p>
        </text:list-item>
        <text:list-item>
          <text:p text:style-name="P18">returns a match object</text:p>
        </text:list-item>
        <text:list-item>
          <text:p text:style-name="P18">match = re.search(pattern,text)</text:p>
        </text:list-item>
        <text:list-item>
          <text:p text:style-name="P18">match = re.search(‘iig’,’its a piiiiiiiig’)</text:p>
        </text:list-item>
        <text:list-item>
          <text:p text:style-name="P18">if match:</text:p>
          <text:list>
            <text:list-item>
              <text:p text:style-name="P18">. dot any character except new line</text:p>
            </text:list-item>
            <text:list-item>
              <text:p text:style-name="P18">\w word character</text:p>
            </text:list-item>
            <text:list-item>
              <text:p text:style-name="P18">\d digit</text:p>
            </text:list-item>
            <text:list-item>
              <text:p text:style-name="P18">\s space</text:p>
            </text:list-item>
            <text:list-item>
              <text:p text:style-name="P18">left to right once it finds solution it is done </text:p>
            </text:list-item>
            <text:list-item>
              <text:p text:style-name="P18"><text:soft-page-break/>if looking for period char</text:p>
            </text:list-item>
          </text:list>
        </text:list-item>
      </text:list>
      <text:p text:style-name="P36">&gt;&gt;&gt; Find('a\.','its a. piiiiiiiig')</text:p>
      <text:p text:style-name="P36">a.</text:p>
      <text:p text:style-name="P28">raw string </text:p>
      <text:p text:style-name="P28">do not do any special processing with backslashes</text:p>
      <text:p text:style-name="P28">uses for writing regex</text:p>
      <text:p text:style-name="P27">\S non whitespace</text:p>
      <text:p text:style-name="P27">\s whitespace</text:p>
      <text:p text:style-name="P27">\d digit 0-9</text:p>
      <text:p text:style-name="P27">\w word character a-z A-Z 0-9</text:p>
      <text:p text:style-name="P29">email example</text:p>
      <text:p text:style-name="P27">&gt;&gt;&gt; m = re.search(r'([\w.]+)@([\w.]+)','egrreg gjkenrkj@snfjkv.com erngjk @ ')</text:p>
      <text:p text:style-name="P32">&gt;&gt;&gt; m</text:p>
      <text:p text:style-name="P32">&lt;_sre.SRE_Match object at 0xb7467800&gt;</text:p>
      <text:p text:style-name="P32">&gt;&gt;&gt; m.group()</text:p>
      <text:p text:style-name="P32">'gjkenrkj@snfjkv.com'</text:p>
      <text:p text:style-name="P32">&gt;&gt;&gt; m.group(1)</text:p>
      <text:p text:style-name="P32">'gjkenrkj'</text:p>
      <text:p text:style-name="P32">&gt;&gt;&gt; m.group(2)</text:p>
      <text:p text:style-name="P32">'snfjkv.com'</text:p>
      <text:p text:style-name="P32">&gt;&gt;&gt; m = re.search(r'([\w.]+)@([\w.]+)','egrreg gjken.rkj@snfjkv.com erngjk @ ')</text:p>
      <text:p text:style-name="P32">&gt;&gt;&gt; m</text:p>
      <text:p text:style-name="P32">&lt;_sre.SRE_Match object at 0xb7467140&gt;</text:p>
      <text:p text:style-name="P32">&gt;&gt;&gt; m.group(1)</text:p>
      <text:p text:style-name="P32">'gjken.rkj'</text:p>
      <text:p text:style-name="P32">&gt;&gt;&gt; m.group(2)</text:p>
      <text:p text:style-name="P32">'snfjkv.com'</text:p>
      <text:p text:style-name="P29">findall()</text:p>
      <text:p text:style-name="P27">&gt;&gt;re.findall(r'[\w.]+@[\w.]+','egrreg@fmail.com gjken.rkj@snfjkv.com erngjk @ ')</text:p>
      <text:p text:style-name="P27">['egrreg@fmail.com', 'gjken.rkj@snfjkv.com']</text:p>
      <text:p text:style-name="Text_20_body"/>
      <text:p text:style-name="P27">re.findall(r'([\w.]+)@([\w.]+)','egrreg@fmail.com gjken.rkj@snfjkv.com erngjk @ ')</text:p>
      <text:p text:style-name="P27">[('egrreg', 'fmail.com'), ('gjken.rkj', 'snfjkv.com')]</text:p>
      <text:p text:style-name="Text_20_body"/>
      <text:p text:style-name="P27">flags</text:p>
      <text:p text:style-name="P27">DOTALL also matches newline aswell </text:p>
      <text:p text:style-name="P27">how to use constants</text:p>
      <text:p text:style-name="Text_20_body"/>
      <text:p text:style-name="P27">&gt;&gt;&gt; m = re.search(r'rohan','ROHAN',re.IGNORECASE)</text:p>
      <text:p text:style-name="P27">&gt;&gt;&gt; m</text:p>
      <text:p text:style-name="P27">&lt;_sre.SRE_Match object at 0xb726b3d8&gt;</text:p>
      <text:p text:style-name="P27">&gt;&gt;&gt; m.group()</text:p>
      <text:p text:style-name="P27">'ROHAN'</text:p>
      <text:p text:style-name="Text_20_body"/>
      <text:h text:style-name="P38" text:outline-level="1"><text:soft-page-break/>Modules</text:h>
      <text:p text:style-name="Text_20_body"/>
      <text:list xml:id="list6820801490274249775" text:style-name="L17">
        <text:list-item>
          <text:p text:style-name="P19">os module</text:p>
          <text:list>
            <text:list-item>
              <text:p text:style-name="P19">platform independent systime </text:p>
            </text:list-item>
            <text:list-item>
              <text:p text:style-name="P19">listdir(path) ----&gt; list of strings</text:p>
            </text:list-item>
            <text:list-item>
              <text:p text:style-name="P19">os.path.exists(‘/tmp/foo’)</text:p>
            </text:list-item>
          </text:list>
        </text:list-item>
      </text:list>
      <text:p text:style-name="P30">    <text:span text:style-name="T2">2. import shutil</text:span></text:p>
      <text:p text:style-name="P27">shutil.copy(source, dest)   ---- &gt;file copying </text:p>
      <text:p text:style-name="P30">    <text:span text:style-name="T2">3. import commands</text:span></text:p>
      <text:p text:style-name="P27">launch a external process and wait for it to finish</text:p>
      <text:p text:style-name="P27">commands.getstatusoutput(cmd)</text:p>
      <text:p text:style-name="P27">returns a tuple of length 2 (status,output) 1st int exit code 2nd is all output std output and std error</text:p>
      <text:p text:style-name="Text_20_body"/>
      <text:p text:style-name="P29">zip -j name all absolute paths</text:p>
      <text:p text:style-name="Text_20_body"/>
      <text:p text:style-name="P29">Exceptions</text:p>
      <text:p text:style-name="P27">def cat(filename):</text:p>
      <text:p text:style-name="P30"> <text:span text:style-name="T2">try:</text:span></text:p>
      <text:p text:style-name="P30">   <text:span text:style-name="T2">f = open(filename, 'rU') #U ignare dos line ending unix</text:span></text:p>
      <text:p text:style-name="P30">   <text:span text:style-name="T2">print '-----',filename</text:span></text:p>
      <text:p text:style-name="P30">   <text:span text:style-name="T2">text = f.read() #having just 1 string</text:span></text:p>
      <text:p text:style-name="P30">   <text:span text:style-name="T2">print text</text:span></text:p>
      <text:p text:style-name="P30">   <text:span text:style-name="T2">f.close()</text:span></text:p>
      <text:p text:style-name="P30"> <text:span text:style-name="T2">except IOError:</text:span></text:p>
      <text:p text:style-name="P30">   <text:span text:style-name="T2">print 'No File',filename </text:span></text:p>
      <text:p text:style-name="P27">def main():</text:p>
      <text:p text:style-name="P30"> <text:span text:style-name="T2">args = sys.argv[1:]</text:span></text:p>
      <text:p text:style-name="P30"> <text:span text:style-name="T2">for arg in args:</text:span></text:p>
      <text:p text:style-name="P30">   <text:span text:style-name="T2">cat(arg)</text:span></text:p>
      <text:p text:style-name="Text_20_body"/>
      <text:h text:style-name="P38" text:outline-level="1">Modularity</text:h>
      <text:list xml:id="list7759849500171690009" text:style-name="L18">
        <text:list-item>
          <text:p text:style-name="P20">just .py file namespace </text:p>
        </text:list-item>
        <text:list-item>
          <text:p text:style-name="P20">when we load a python file it runs (do not wrie print outside)</text:p>
        </text:list-item>
      </text:list>
      <text:p text:style-name="P30">    <text:span text:style-name="T2">&gt;&gt;&gt; import babynames</text:span></text:p>
      <text:p text:style-name="P32">Hi There !!!</text:p>
      <text:p text:style-name="P32">&gt;&gt;&gt; dir(babynames)</text:p>
      <text:p text:style-name="P32">['__builtins__', '__doc__', '__file__', '__name__', '__package__', 'extract_names', 'main', 're', 'sys']</text:p>
      <text:p text:style-name="P30">  <text:span text:style-name="T2">&gt;&gt;help(babynames.extract_names)</text:span></text:p>
      <text:p text:style-name="P30">  </text:p>
      <text:h text:style-name="P39" text:outline-level="2">urllib</text:h>
      <text:p text:style-name="P27">- Takes url and makes it to look like a file</text:p>
      <text:p text:style-name="P27"><text:soft-page-break/>- import urllib</text:p>
      <text:p text:style-name="P27">- Takes a url and tries to look like a file</text:p>
      <text:p text:style-name="P31"><text:span text:style-name="T5">- uf = urllib.urlopen(‘</text:span><text:a xlink:type="simple" xlink:href="http://google.com/"><text:span text:style-name="T7">http://google.com</text:span></text:a><text:span text:style-name="T6">’</text:span><text:span text:style-name="T5">)</text:span></text:p>
      <text:p text:style-name="P27">- uf.read()</text:p>
      <text:p text:style-name="P27">- has lots of features , set cookies </text:p>
      <text:p text:style-name="P27">&gt;&gt;&gt; urllib.urlretrieve('http://google.com/intl/en_ALL/images/logo.gif','blah.gif')</text:p>
      <text:p text:style-name="P27">('blah.gif', &lt;httplib.HTTPMessage instance at 0xb6fa870c&gt;)</text:p>
      <text:p text:style-name="P1"><text:line-break/><text:line-break/><text:line-break/></text:p>
      <text:p text:style-name="P1"><text:line-break/><text:line-break/></text:p>
      <text:p text:style-name="Text_20_body"><text:span text:style-name="T1"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rebuchet MS" svg:font-family="'Trebuchet MS'"/>
    <style:font-face style:name="Verdana" svg:font-family="Verdana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4T18:34:33.301306240</dc:date>
    <meta:document-statistic meta:table-count="0" meta:image-count="0" meta:object-count="0" meta:page-count="7" meta:paragraph-count="257" meta:word-count="1029" meta:character-count="6108" meta:non-whitespace-character-count="5332"/>
    <meta:generator>LibreOffice/4.2.6.3$Linux_x86 LibreOffice_project/420m0$Build-3</meta:generator>
  </office:meta>
</office:document-meta>
</file>